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437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0.7102in"/>
    </style:style>
    <style:style style:name="co4" style:family="table-column">
      <style:table-column-properties fo:break-before="auto" style:column-width="0.4638in"/>
    </style:style>
    <style:style style:name="co5" style:family="table-column">
      <style:table-column-properties fo:break-before="auto" style:column-width="0.5929in"/>
    </style:style>
    <style:style style:name="co6" style:family="table-column">
      <style:table-column-properties fo:break-before="auto" style:column-width="0.6783in"/>
    </style:style>
    <style:style style:name="co7" style:family="table-column">
      <style:table-column-properties fo:break-before="auto" style:column-width="0.6465in"/>
    </style:style>
    <style:style style:name="co8" style:family="table-column">
      <style:table-column-properties fo:break-before="auto" style:column-width="1.1472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">
      <style:text-properties fo:font-weight="bold" style:font-weight-asian="bold" style:font-weight-complex="bold"/>
    </style:style>
    <style:style style:name="ce5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  <style:style style:name="ce15" style:family="table-cell" style:parent-style-name="Default" style:data-style-name="N10"/>
    <style:style style:name="ce16" style:family="table-cell" style:parent-style-name="Default" style:data-style-name="N10">
      <style:text-properties fo:font-weight="bold" style:font-weight-asian="bold" style:font-weight-complex="bold"/>
    </style:style>
    <style:style style:name="ce17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96in" svg:height="3.5453in" svg:x="0.1512in" svg:y="10.8858in">
            <draw:object draw:notify-on-update-of-ranges="Sheet1.A57:Sheet1.A60 Sheet1.H57:Sheet1.H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6"/>
        <table:table-column table:style-name="co3" table:default-cell-style-name="ce15"/>
        <table:table-column table:style-name="co4" table:default-cell-style-name="ce6"/>
        <table:table-column table:style-name="co5" table:default-cell-style-name="ce15"/>
        <table:table-column table:style-name="co6" table:default-cell-style-name="ce15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office:value-type="string" calcext:value-type="string">
            <text:p>1.16.5-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standard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6" office:value-type="string" calcext:value-type="string">
            <text:p>rdp sum</text:p>
          </table:table-cell>
          <table:table-cell table:style-name="ce7"/>
          <table:table-cell table:style-name="ce1" table:number-columns-repeated="1017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107" calcext:value-type="float">
            <text:p>107</text:p>
          </table:table-cell>
          <table:table-cell table:formula="of:=[.B5]/[.B$5]-1" office:value-type="percentage" office:value="0" calcext:value-type="percentage">
            <text:p>0%</text:p>
          </table:table-cell>
          <table:table-cell table:style-name="ce17" office:value-type="float" office:value="168.48" calcext:value-type="float">
            <text:p>168</text:p>
          </table:table-cell>
          <table:table-cell table:formula="of:=[.D5]/[.D$5]-1" office:value-type="percentage" office:value="0" calcext:value-type="percentage">
            <text:p>0%</text:p>
          </table:table-cell>
          <table:table-cell table:formula="of:=[.E5]+[.C5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dium</text:p>
          </table:table-cell>
          <table:table-cell office:value-type="float" office:value="303" calcext:value-type="float">
            <text:p>303</text:p>
          </table:table-cell>
          <table:table-cell table:formula="of:=[.B6]/[.B$5]-1" office:value-type="percentage" office:value="1.83177570093458" calcext:value-type="percentage">
            <text:p>183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6]/[.D$5]-1" office:value-type="percentage" office:value="-0.0064102564102565" calcext:value-type="percentage">
            <text:p>-1%</text:p>
          </table:table-cell>
          <table:table-cell table:formula="of:=[.E6]+[.C6]" office:value-type="percentage" office:value="1.82536544452432" calcext:value-type="percentage">
            <text:p>18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ithium</text:p>
          </table:table-cell>
          <table:table-cell office:value-type="float" office:value="135" calcext:value-type="float">
            <text:p>135</text:p>
          </table:table-cell>
          <table:table-cell table:formula="of:=[.B7]/[.B$5]-1" office:value-type="percentage" office:value="0.261682242990654" calcext:value-type="percentage">
            <text:p>26%</text:p>
          </table:table-cell>
          <table:table-cell table:style-name="ce17" office:value-type="float" office:value="354.24" calcext:value-type="float">
            <text:p>354</text:p>
          </table:table-cell>
          <table:table-cell table:formula="of:=[.D7]/[.D$5]-1" office:value-type="percentage" office:value="1.1025641025641" calcext:value-type="percentage">
            <text:p>110%</text:p>
          </table:table-cell>
          <table:table-cell table:formula="of:=[.E7]+[.C7]" office:value-type="percentage" office:value="1.36424634555476" calcext:value-type="percentage">
            <text:p>136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tiFabric</text:p>
          </table:table-cell>
          <table:table-cell office:value-type="float" office:value="160" calcext:value-type="float">
            <text:p>160</text:p>
          </table:table-cell>
          <table:table-cell table:formula="of:=[.B8]/[.B$5]-1" office:value-type="percentage" office:value="0.495327102803738" calcext:value-type="percentage">
            <text:p>50%</text:p>
          </table:table-cell>
          <table:table-cell table:style-name="ce17" office:value-type="float" office:value="146.88" calcext:value-type="float">
            <text:p>147</text:p>
          </table:table-cell>
          <table:table-cell table:formula="of:=[.D8]/[.D$5]-1" office:value-type="percentage" office:value="-0.128205128205128" calcext:value-type="percentage">
            <text:p>-13%</text:p>
          </table:table-cell>
          <table:table-cell table:formula="of:=[.E8]+[.C8]" office:value-type="percentage" office:value="0.36712197459861" calcext:value-type="percentage">
            <text:p>3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tityCulling</text:p>
          </table:table-cell>
          <table:table-cell office:value-type="float" office:value="143" calcext:value-type="float">
            <text:p>143</text:p>
          </table:table-cell>
          <table:table-cell table:formula="of:=[.B9]/[.B$5]-1" office:value-type="percentage" office:value="0.336448598130841" calcext:value-type="percentage">
            <text:p>34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9]/[.D$5]-1" office:value-type="percentage" office:value="-0.0064102564102565" calcext:value-type="percentage">
            <text:p>-1%</text:p>
          </table:table-cell>
          <table:table-cell table:formula="of:=[.E9]+[.C9]" office:value-type="percentage" office:value="0.330038341720585" calcext:value-type="percentage">
            <text:p>33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ull leaves</text:p>
          </table:table-cell>
          <table:table-cell office:value-type="float" office:value="125" calcext:value-type="float">
            <text:p>125</text:p>
          </table:table-cell>
          <table:table-cell table:formula="of:=[.B10]/[.B$5]-1" office:value-type="percentage" office:value="0.168224299065421" calcext:value-type="percentage">
            <text:p>17%</text:p>
          </table:table-cell>
          <table:table-cell table:style-name="ce17" office:value-type="float" office:value="164.16" calcext:value-type="float">
            <text:p>164</text:p>
          </table:table-cell>
          <table:table-cell table:formula="of:=[.D10]/[.D$5]-1" office:value-type="percentage" office:value="-0.0256410256410255" calcext:value-type="percentage">
            <text:p>-3%</text:p>
          </table:table-cell>
          <table:table-cell table:formula="of:=[.E10]+[.C10]" office:value-type="percentage" office:value="0.142583273424395" calcext:value-type="percentage">
            <text:p>14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hosphor</text:p>
          </table:table-cell>
          <table:table-cell office:value-type="float" office:value="110" calcext:value-type="float">
            <text:p>110</text:p>
          </table:table-cell>
          <table:table-cell table:formula="of:=[.B11]/[.B$5]-1" office:value-type="percentage" office:value="0.02803738317757" calcext:value-type="percentage">
            <text:p>3%</text:p>
          </table:table-cell>
          <table:table-cell table:style-name="ce17" office:value-type="float" office:value="181.44" calcext:value-type="float">
            <text:p>181</text:p>
          </table:table-cell>
          <table:table-cell table:formula="of:=[.D11]/[.D$5]-1" office:value-type="percentage" office:value="0.0769230769230769" calcext:value-type="percentage">
            <text:p>8%</text:p>
          </table:table-cell>
          <table:table-cell table:formula="of:=[.E11]+[.C11]" office:value-type="percentage" office:value="0.104960460100647" calcext:value-type="percentage">
            <text:p>1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office:value-type="float" office:value="112" calcext:value-type="float">
            <text:p>112</text:p>
          </table:table-cell>
          <table:table-cell table:formula="of:=[.B12]/[.B$5]-1" office:value-type="percentage" office:value="0.0467289719626167" calcext:value-type="percentage">
            <text:p>5%</text:p>
          </table:table-cell>
          <table:table-cell table:style-name="ce17" office:value-type="float" office:value="176.04" calcext:value-type="float">
            <text:p>176</text:p>
          </table:table-cell>
          <table:table-cell table:formula="of:=[.D12]/[.D$5]-1" office:value-type="percentage" office:value="0.0448717948717949" calcext:value-type="percentage">
            <text:p>4%</text:p>
          </table:table-cell>
          <table:table-cell table:formula="of:=[.E12]+[.C12]" office:value-type="percentage" office:value="0.0916007668344117" calcext:value-type="percentage">
            <text:p>9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111" calcext:value-type="float">
            <text:p>111</text:p>
          </table:table-cell>
          <table:table-cell table:formula="of:=[.B13]/[.B$5]-1" office:value-type="percentage" office:value="0.0373831775700935" calcext:value-type="percentage">
            <text:p>4%</text:p>
          </table:table-cell>
          <table:table-cell table:style-name="ce17" office:value-type="float" office:value="173.88" calcext:value-type="float">
            <text:p>174</text:p>
          </table:table-cell>
          <table:table-cell table:formula="of:=[.D13]/[.D$5]-1" office:value-type="percentage" office:value="0.0320512820512822" calcext:value-type="percentage">
            <text:p>3%</text:p>
          </table:table-cell>
          <table:table-cell table:formula="of:=[.E13]+[.C13]" office:value-type="percentage" office:value="0.0694344596213756" calcext:value-type="percentage">
            <text:p>7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erriteCore</text:p>
          </table:table-cell>
          <table:table-cell office:value-type="float" office:value="109" calcext:value-type="float">
            <text:p>109</text:p>
          </table:table-cell>
          <table:table-cell table:formula="of:=[.B14]/[.B$5]-1" office:value-type="percentage" office:value="0.0186915887850467" calcext:value-type="percentage">
            <text:p>2%</text:p>
          </table:table-cell>
          <table:table-cell table:style-name="ce17" office:value-type="float" office:value="167.4" calcext:value-type="float">
            <text:p>167</text:p>
          </table:table-cell>
          <table:table-cell table:formula="of:=[.D14]/[.D$5]-1" office:value-type="percentage" office:value="-0.0064102564102565" calcext:value-type="percentage">
            <text:p>-1%</text:p>
          </table:table-cell>
          <table:table-cell table:formula="of:=[.E14]+[.C14]" office:value-type="percentage" office:value="0.0122813323747902" calcext:value-type="percentage">
            <text:p>1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ydrogen</text:p>
          </table:table-cell>
          <table:table-cell office:value-type="float" office:value="106" calcext:value-type="float">
            <text:p>106</text:p>
          </table:table-cell>
          <table:table-cell table:formula="of:=[.B15]/[.B$5]-1" office:value-type="percentage" office:value="-0.00934579439252336" calcext:value-type="percentage">
            <text:p>-1%</text:p>
          </table:table-cell>
          <table:table-cell table:style-name="ce17" office:value-type="float" office:value="166.32" calcext:value-type="float">
            <text:p>166</text:p>
          </table:table-cell>
          <table:table-cell table:formula="of:=[.D15]/[.D$5]-1" office:value-type="percentage" office:value="-0.0128205128205128" calcext:value-type="percentage">
            <text:p>-1%</text:p>
          </table:table-cell>
          <table:table-cell table:formula="of:=[.E15]+[.C15]" office:value-type="percentage" office:value="-0.0221663072130361" calcext:value-type="percentage">
            <text:p>-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4096 bottle o’ enchanting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office:value-type="float" office:value="7" calcext:value-type="float">
            <text:p>7</text:p>
          </table:table-cell>
          <table:table-cell table:formula="of:=[.B19]/[.B$19]-1" office:value-type="percentage" office:value="0" calcext:value-type="percentage">
            <text:p>0%</text:p>
          </table:table-cell>
          <table:table-cell office:value-type="float" office:value="23" calcext:value-type="float">
            <text:p>23</text:p>
          </table:table-cell>
          <table:table-cell table:formula="of:=[.D19]/[.D$19]-1" office:value-type="percentage" office:value="0" calcext:value-type="percentage">
            <text:p>0%</text:p>
          </table:table-cell>
          <table:table-cell table:formula="of:=[.E19]+[.C19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t Experience Orbs</text:p>
          </table:table-cell>
          <table:table-cell office:value-type="float" office:value="750" calcext:value-type="float">
            <text:p>750</text:p>
          </table:table-cell>
          <table:table-cell table:formula="of:=[.B20]/[.B$19]-1" office:value-type="percentage" office:value="106.142857142857" calcext:value-type="percentage">
            <text:p>10614%</text:p>
          </table:table-cell>
          <table:table-cell office:value-type="float" office:value="1931" calcext:value-type="float">
            <text:p>1,931</text:p>
          </table:table-cell>
          <table:table-cell table:formula="of:=[.D20]/[.D$19]-1" office:value-type="percentage" office:value="82.9565217391304" calcext:value-type="percentage">
            <text:p>8296%</text:p>
          </table:table-cell>
          <table:table-cell table:formula="of:=[.E20]+[.C20]" office:value-type="percentage" office:value="189.099378881988" calcext:value-type="percentage">
            <text:p>18910%</text:p>
          </table:table-cell>
          <table:table-cell table:number-columns-repeated="1018"/>
        </table:table-row>
        <table:table-row table:style-name="ro1">
          <table:table-cell/>
          <table:table-cell table:style-name="Default"/>
          <table:table-cell table:number-columns-repeated="3"/>
          <table:table-cell table:style-name="Default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6" table:number-rows-spanned="1">
            <text:p>peaceful void spectator 128 burning furnaces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el tps</text:p>
          </table:table-cell>
          <table:table-cell table:style-name="ce16" office:value-type="string" calcext:value-type="string">
            <text:p>rdp su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750" calcext:value-type="float">
            <text:p>750</text:p>
          </table:table-cell>
          <table:table-cell table:formula="of:=[.B24]/[.B$24]-1" office:value-type="percentage" office:value="0" calcext:value-type="percentage">
            <text:p>0%</text:p>
          </table:table-cell>
          <table:table-cell office:value-type="float" office:value="1381" calcext:value-type="float">
            <text:p>1,381</text:p>
          </table:table-cell>
          <table:table-cell table:formula="of:=[.D24]/[.D$24]-1" office:value-type="percentage" office:value="0" calcext:value-type="percentage">
            <text:p>0%</text:p>
          </table:table-cell>
          <table:table-cell table:formula="of:=[.E24]+[.C24]" office:value-type="percentage" office:value="0" calcext:value-type="percentage">
            <text:p>0%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ast Furnace</text:p>
          </table:table-cell>
          <table:table-cell table:style-name="Default" office:value-type="float" office:value="800" calcext:value-type="float">
            <text:p>800</text:p>
          </table:table-cell>
          <table:table-cell table:formula="of:=[.B25]/[.B$24]-1" office:value-type="percentage" office:value="0.0666666666666667" calcext:value-type="percentage">
            <text:p>7%</text:p>
          </table:table-cell>
          <table:table-cell office:value-type="float" office:value="1595" calcext:value-type="float">
            <text:p>1,595</text:p>
          </table:table-cell>
          <table:table-cell table:formula="of:=[.D25]/[.D$24]-1" office:value-type="percentage" office:value="0.154960173787111" calcext:value-type="percentage">
            <text:p>15%</text:p>
          </table:table-cell>
          <table:table-cell table:formula="of:=[.E25]+[.C25]" office:value-type="percentage" office:value="0.221626840453777" calcext:value-type="percentage">
            <text:p>22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6" table:number-rows-spanned="1">
            <text:p>peaceful void spectator /fill ~1 ~ ~ ~9 ~8 ~8 chest destroy</text:p>
          </table:table-cell>
          <table:covered-table-cell table:number-columns-repeated="5"/>
          <table:table-cell table:number-columns-repeated="1018"/>
        </table:table-row>
        <table:table-row table:style-name="ro1">
          <table:table-cell/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</text:p>
          </table:table-cell>
          <table:table-cell table:style-name="Default" office:value-type="float" office:value="240" calcext:value-type="float">
            <text:p>240</text:p>
          </table:table-cell>
          <table:table-cell table:formula="of:=[.B29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stChest</text:p>
          </table:table-cell>
          <table:table-cell table:style-name="Default" office:value-type="float" office:value="740" calcext:value-type="float">
            <text:p>740</text:p>
          </table:table-cell>
          <table:table-cell table:formula="of:=[.B30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hanced Block Entities</text:p>
          </table:table-cell>
          <table:table-cell office:value-type="float" office:value="740" calcext:value-type="float">
            <text:p>740</text:p>
          </table:table-cell>
          <table:table-cell table:formula="of:=[.B31]/[.B$29]-1" office:value-type="percentage" office:value="2.08333333333333" calcext:value-type="percentage">
            <text:p>208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seline (behind wall)</text:p>
          </table:table-cell>
          <table:table-cell office:value-type="float" office:value="240" calcext:value-type="float">
            <text:p>240</text:p>
          </table:table-cell>
          <table:table-cell table:formula="of:=[.B32]/[.B$29]-1" office:value-type="percentage" office:value="0" calcext:value-type="percentage">
            <text:p>0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tityCulling (behind wall)</text:p>
          </table:table-cell>
          <table:table-cell office:value-type="float" office:value="700" calcext:value-type="float">
            <text:p>700</text:p>
          </table:table-cell>
          <table:table-cell table:formula="of:=[.B33]/[.B$29]-1" office:value-type="percentage" office:value="1.91666666666667" calcext:value-type="percentage">
            <text:p>192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</text:p>
          </table:table-cell>
          <table:table-cell office:value-type="float" office:value="640" calcext:value-type="float">
            <text:p>640</text:p>
          </table:table-cell>
          <table:table-cell table:formula="of:=[.B34]/[.B$29]-1" office:value-type="percentage" office:value="1.66666666666667" calcext:value-type="percentage">
            <text:p>167%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BE + Entity Culling Config</text:p>
          </table:table-cell>
          <table:table-cell office:value-type="float" office:value="660" calcext:value-type="float">
            <text:p>660</text:p>
          </table:table-cell>
          <table:table-cell table:formula="of:=[.B35]/[.B$29]-1" office:value-type="percentage" office:value="1.75" calcext:value-type="percentage">
            <text:p>175%</text:p>
          </table:table-cell>
          <table:table-cell table:number-columns-repeated="1021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xture refresh (f3 + t)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time</text:p>
          </table:table-cell>
          <table:table-cell table:style-name="ce16" office:value-type="string" calcext:value-type="string">
            <text:p>rdp time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style-name="ce4" office:value-type="float" office:value="5.7" calcext:value-type="float">
            <text:p>5.7</text:p>
          </table:table-cell>
          <table:table-cell table:formula="of:=[.B39]/[.B$39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No Fade</text:p>
          </table:table-cell>
          <table:table-cell table:style-name="ce4" office:value-type="float" office:value="4.1" calcext:value-type="float">
            <text:p>4.1</text:p>
          </table:table-cell>
          <table:table-cell table:formula="of:=[.B40]/[.B$39] -1" office:value-type="percentage" office:value="-0.280701754385965" calcext:value-type="percentage">
            <text:p>-28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Dynamic FPS</text:p>
          </table:table-cell>
          <table:table-cell table:style-name="ce4" office:value-type="float" office:value="6.2" calcext:value-type="float">
            <text:p>6.2</text:p>
          </table:table-cell>
          <table:table-cell table:formula="of:=[.B41]/[.B$39] -1" office:value-type="percentage" office:value="0.0877192982456141" calcext:value-type="percentage">
            <text:p>9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3" table:number-rows-spanned="1">
            <text:p>terrain generation</text:p>
          </table:table-cell>
          <table:covered-table-cell table:number-columns-repeated="2"/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mod</text:p>
          </table:table-cell>
          <table:table-cell table:style-name="ce5" office:value-type="string" calcext:value-type="string">
            <text:p>cgps</text:p>
          </table:table-cell>
          <table:table-cell table:style-name="ce16" office:value-type="string" calcext:value-type="string">
            <text:p>rdp cgps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baseline</text:p>
          </table:table-cell>
          <table:table-cell table:formula="of:=10000/306" office:value-type="float" office:value="32.6797385620915" calcext:value-type="float">
            <text:p>33</text:p>
          </table:table-cell>
          <table:table-cell table:formula="of:=[.B45]/[.B$45] -1" office:value-type="percentage" office:value="0" calcext:value-type="percentage">
            <text:p>0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office:value-type="string" calcext:value-type="string">
            <text:p>Simplex Terrain Generation</text:p>
          </table:table-cell>
          <table:table-cell table:formula="of:=10000/274" office:value-type="float" office:value="36.4963503649635" calcext:value-type="float">
            <text:p>36</text:p>
          </table:table-cell>
          <table:table-cell table:formula="of:=[.B46]/[.B$45] -1" office:value-type="percentage" office:value="0.116788321167883" calcext:value-type="percentage">
            <text:p>12%</text:p>
          </table:table-cell>
          <table:table-cell table:style-name="Default" table:number-columns-repeated="3"/>
          <table:table-cell table:number-columns-repeated="1018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All of Fabric 3 hard creative ram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AoF3 baseline -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0]/[.B$50]-1" office:value-type="percentage" office:value="0" calcext:value-type="percentage">
            <text:p>0%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D50]/[.D$50]-1" office:value-type="percentage" office:value="0" calcext:value-type="percentage">
            <text:p>0%</text:p>
          </table:table-cell>
          <table:table-cell table:style-name="Default" office:value-type="float" office:value="2200" calcext:value-type="float">
            <text:p>2200</text:p>
          </table:table-cell>
          <table:table-cell table:style-name="ce15" table:formula="of:=[.F$50]/[.F50]-1" office:value-type="percentage" office:value="0" calcext:value-type="percentage">
            <text:p>0%</text:p>
          </table:table-cell>
          <table:table-cell table:style-name="ce15" table:formula="of:=[.C50]+[.G50]+[.E50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</text:p>
          </table:table-cell>
          <table:table-cell table:style-name="Default" office:value-type="float" office:value="110" calcext:value-type="float">
            <text:p>110</text:p>
          </table:table-cell>
          <table:table-cell table:formula="of:=[.B51]/[.B$50]-1" office:value-type="percentage" office:value="0" calcext:value-type="percentage">
            <text:p>0%</text:p>
          </table:table-cell>
          <table:table-cell table:style-name="Default" office:value-type="float" office:value="194" calcext:value-type="float">
            <text:p>194</text:p>
          </table:table-cell>
          <table:table-cell table:formula="of:=[.D51]/[.D$50]-1" office:value-type="percentage" office:value="0.0486486486486486" calcext:value-type="percentage">
            <text:p>5%</text:p>
          </table:table-cell>
          <table:table-cell table:style-name="Default" office:value-type="float" office:value="1650" calcext:value-type="float">
            <text:p>1650</text:p>
          </table:table-cell>
          <table:table-cell table:style-name="ce15" table:formula="of:=[.F$50]/[.F51]-1" office:value-type="percentage" office:value="0.333333333333333" calcext:value-type="percentage">
            <text:p>33%</text:p>
          </table:table-cell>
          <table:table-cell table:style-name="ce15" table:formula="of:=[.C51]+[.G51]+[.E51]" office:value-type="percentage" office:value="0.381981981981982" calcext:value-type="percentage">
            <text:p>3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-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2]/[.B$50]-1" office:value-type="percentage" office:value="0.0272727272727273" calcext:value-type="percentage">
            <text:p>3%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D52]/[.D$50]-1" office:value-type="percentage" office:value="0.0216216216216216" calcext:value-type="percentage">
            <text:p>2%</text:p>
          </table:table-cell>
          <table:table-cell table:style-name="Default" office:value-type="float" office:value="1850" calcext:value-type="float">
            <text:p>1850</text:p>
          </table:table-cell>
          <table:table-cell table:style-name="ce15" table:formula="of:=[.F$50]/[.F52]-1" office:value-type="percentage" office:value="0.189189189189189" calcext:value-type="percentage">
            <text:p>19%</text:p>
          </table:table-cell>
          <table:table-cell table:style-name="ce15" table:formula="of:=[.C52]+[.G52]+[.E52]" office:value-type="percentage" office:value="0.238083538083538" calcext:value-type="percentage">
            <text:p>24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+FerriteCore + Hydrogen</text:p>
          </table:table-cell>
          <table:table-cell table:style-name="Default" office:value-type="float" office:value="113" calcext:value-type="float">
            <text:p>113</text:p>
          </table:table-cell>
          <table:table-cell table:formula="of:=[.B53]/[.B$50]-1" office:value-type="percentage" office:value="0.0272727272727273" calcext:value-type="percentage">
            <text:p>3%</text:p>
          </table:table-cell>
          <table:table-cell table:style-name="Default" office:value-type="float" office:value="202" calcext:value-type="float">
            <text:p>202</text:p>
          </table:table-cell>
          <table:table-cell table:formula="of:=[.D53]/[.D$50]-1" office:value-type="percentage" office:value="0.0918918918918918" calcext:value-type="percentage">
            <text:p>9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0]/[.F53]-1" office:value-type="percentage" office:value="0.466666666666667" calcext:value-type="percentage">
            <text:p>47%</text:p>
          </table:table-cell>
          <table:table-cell table:style-name="ce15" table:formula="of:=[.C53]+[.G53]+[.E53]" office:value-type="percentage" office:value="0.585831285831286" calcext:value-type="percentage">
            <text:p>59%</text:p>
          </table:table-cell>
          <table:table-cell table:number-columns-repeated="1016"/>
        </table:table-row>
        <table:table-row table:style-name="ro1">
          <table:table-cell table:style-name="Default" table:number-columns-repeated="6"/>
          <table:table-cell table:number-columns-repeated="1018"/>
        </table:table-row>
        <table:table-row table:style-name="ro1">
          <table:table-cell table:style-name="ce3" office:value-type="string" calcext:value-type="string" table:number-columns-spanned="8" table:number-rows-spanned="1">
            <text:p>compound benchmark</text:p>
          </table:table-cell>
          <table:covered-table-cell table:number-columns-repeated="5" table:style-name="Default"/>
          <table:covered-table-cell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mod</text:p>
          </table:table-cell>
          <table:table-cell table:style-name="ce7" office:value-type="string" calcext:value-type="string">
            <text:p>fps</text:p>
          </table:table-cell>
          <table:table-cell table:style-name="ce16" office:value-type="string" calcext:value-type="string">
            <text:p>rdp fps</text:p>
          </table:table-cell>
          <table:table-cell table:style-name="ce7" office:value-type="string" calcext:value-type="string">
            <text:p>tps</text:p>
          </table:table-cell>
          <table:table-cell table:style-name="ce16" office:value-type="string" calcext:value-type="string">
            <text:p>rdp tps</text:p>
          </table:table-cell>
          <table:table-cell table:style-name="ce1" office:value-type="string" calcext:value-type="string">
            <text:p>ram</text:p>
          </table:table-cell>
          <table:table-cell table:style-name="ce1" office:value-type="string" calcext:value-type="string">
            <text:p>rdp ram</text:p>
          </table:table-cell>
          <table:table-cell table:style-name="ce16" office:value-type="string" calcext:value-type="string">
            <text:p>rdp su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nilla</text:p>
          </table:table-cell>
          <table:table-cell office:value-type="float" office:value="107" calcext:value-type="float">
            <text:p>107</text:p>
          </table:table-cell>
          <table:table-cell table:formula="of:=[.B57]/[.B$57]-1" office:value-type="percentage" office:value="0" calcext:value-type="percentage">
            <text:p>0%</text:p>
          </table:table-cell>
          <table:table-cell office:value-type="float" office:value="168" calcext:value-type="float">
            <text:p>168</text:p>
          </table:table-cell>
          <table:table-cell table:formula="of:=[.D57]/[.D$57]-1" office:value-type="percentage" office:value="0" calcext:value-type="percentage">
            <text:p>0%</text:p>
          </table:table-cell>
          <table:table-cell table:style-name="Default" office:value-type="float" office:value="1600" calcext:value-type="float">
            <text:p>1600</text:p>
          </table:table-cell>
          <table:table-cell table:style-name="ce15" table:formula="of:=[.F$57]/[.F57]-1" office:value-type="percentage" office:value="0" calcext:value-type="percentage">
            <text:p>0%</text:p>
          </table:table-cell>
          <table:table-cell table:style-name="ce15" table:formula="of:=[.C57]+[.G57]+[.E57]" office:value-type="percentage" office:value="0" calcext:value-type="percentage">
            <text:p>0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58]/[.B$57]-1" office:value-type="percentage" office:value="2.55140186915888" calcext:value-type="percentage">
            <text:p>255%</text:p>
          </table:table-cell>
          <table:table-cell table:style-name="Default" office:value-type="float" office:value="400" calcext:value-type="float">
            <text:p>400</text:p>
          </table:table-cell>
          <table:table-cell table:formula="of:=[.D58]/[.D$57]-1" office:value-type="percentage" office:value="1.38095238095238" calcext:value-type="percentage">
            <text:p>138%</text:p>
          </table:table-cell>
          <table:table-cell table:style-name="Default" office:value-type="float" office:value="1550" calcext:value-type="float">
            <text:p>1550</text:p>
          </table:table-cell>
          <table:table-cell table:style-name="ce15" table:formula="of:=[.F$57]/[.F58]-1" office:value-type="percentage" office:value="0.032258064516129" calcext:value-type="percentage">
            <text:p>3%</text:p>
          </table:table-cell>
          <table:table-cell table:style-name="ce15" table:formula="of:=[.C58]+[.G58]+[.E58]" office:value-type="percentage" office:value="3.96461231462739" calcext:value-type="percentage">
            <text:p>396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– FaF</text:p>
          </table:table-cell>
          <table:table-cell table:style-name="Default" office:value-type="float" office:value="105" calcext:value-type="float">
            <text:p>105</text:p>
          </table:table-cell>
          <table:table-cell table:formula="of:=[.B59]/[.B$57]-1" office:value-type="percentage" office:value="-0.0186915887850467" calcext:value-type="percentage">
            <text:p>-2%</text:p>
          </table:table-cell>
          <table:table-cell table:style-name="Default" office:value-type="float" office:value="91" calcext:value-type="float">
            <text:p>91</text:p>
          </table:table-cell>
          <table:table-cell table:formula="of:=[.D59]/[.D$57]-1" office:value-type="percentage" office:value="-0.458333333333333" calcext:value-type="percentage">
            <text:p>-46%</text:p>
          </table:table-cell>
          <table:table-cell table:style-name="Default" office:value-type="float" office:value="2700" calcext:value-type="float">
            <text:p>2700</text:p>
          </table:table-cell>
          <table:table-cell table:style-name="ce15" table:formula="of:=[.F$57]/[.F59]-1" office:value-type="percentage" office:value="-0.407407407407407" calcext:value-type="percentage">
            <text:p>-41%</text:p>
          </table:table-cell>
          <table:table-cell table:style-name="ce15" table:formula="of:=[.C59]+[.G59]+[.E59]" office:value-type="percentage" office:value="-0.884432329525787" calcext:value-type="percentage">
            <text:p>-88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oF3 + FaF</text:p>
          </table:table-cell>
          <table:table-cell table:style-name="Default" office:value-type="float" office:value="380" calcext:value-type="float">
            <text:p>380</text:p>
          </table:table-cell>
          <table:table-cell table:formula="of:=[.B60]/[.B$57]-1" office:value-type="percentage" office:value="2.55140186915888" calcext:value-type="percentage">
            <text:p>255%</text:p>
          </table:table-cell>
          <table:table-cell table:style-name="Default" office:value-type="float" office:value="187" calcext:value-type="float">
            <text:p>187</text:p>
          </table:table-cell>
          <table:table-cell table:formula="of:=[.D60]/[.D$57]-1" office:value-type="percentage" office:value="0.113095238095238" calcext:value-type="percentage">
            <text:p>11%</text:p>
          </table:table-cell>
          <table:table-cell table:style-name="Default" office:value-type="float" office:value="1500" calcext:value-type="float">
            <text:p>1500</text:p>
          </table:table-cell>
          <table:table-cell table:style-name="ce15" table:formula="of:=[.F$57]/[.F60]-1" office:value-type="percentage" office:value="0.0666666666666667" calcext:value-type="percentage">
            <text:p>7%</text:p>
          </table:table-cell>
          <table:table-cell table:style-name="ce15" table:formula="of:=[.C60]+[.G60]+[.E60]" office:value-type="percentage" office:value="2.73116377392078" calcext:value-type="percentage">
            <text:p>273%</text:p>
          </table:table-cell>
          <table:table-cell table:number-columns-repeated="1016"/>
        </table:table-row>
        <table:table-row table:style-name="ro1" table:number-rows-repeated="19">
          <table:table-cell table:style-name="Default" table:number-columns-repeated="6"/>
          <table:table-cell table:number-columns-repeated="1018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6:Sheet1.F15" table:contains-header="false">
          <table:sort>
            <table:sort-by table:field-number="5" table:order="descending" table:data-type="automatic"/>
            <table:sort-by table:field-number="1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 style:data-style-name="N2" text:time-value="17:02:49.19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16:35:13.063000000</meta:creation-date>
    <meta:generator>LibreOffice/7.1.2.2$Windows_X86_64 LibreOffice_project/8a45595d069ef5570103caea1b71cc9d82b2aae4</meta:generator>
    <dc:date>2021-04-13T18:08:54.252000000</dc:date>
    <meta:editing-duration>PT2H38M6S</meta:editing-duration>
    <meta:editing-cycles>20</meta:editing-cycles>
    <meta:document-statistic meta:table-count="1" meta:cell-count="239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/>
      <style:graphic-properties svg:stroke-color="#b3b3b3"/>
      <style:text-properties fo:color="#000000" fo:font-size="10pt" style:font-size-asian="10pt" style:font-size-complex="10pt"/>
    </style:style>
    <style:style style:name="ch5" style:family="chart" style:data-style-name="N1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 chart:label-position="top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9.006cm" xlink:href=".." xlink:type="simple" chart:class="chart:bar" chart:style-name="ch1">
        <chart:title svg:x="4.346cm" svg:y="0.316cm" chart:style-name="ch2">
          <text:p>FaF Performance Relative to Vanilla</text:p>
        </chart:title>
        <chart:plot-area chart:style-name="ch3" table:cell-range-address="Sheet1.A57:Sheet1.A60 Sheet1.H57:Sheet1.H60" chart:data-source-has-labels="column" svg:x="1.331cm" svg:y="1.275cm" svg:width="14.351cm" svg:height="7.551cm">
          <chart:coordinate-region svg:x="2.561cm" svg:y="1.474cm" svg:width="13.121cm" svg:height="6.705cm"/>
          <chart:axis chart:dimension="x" chart:name="primary-x" chart:style-name="ch4" chartooo:axis-type="auto">
            <chartooo:date-scale/>
            <chart:categories table:cell-range-address="Sheet1.A57:Sheet1.A60"/>
          </chart:axis>
          <chart:axis chart:dimension="y" chart:name="primary-y" chart:style-name="ch5">
            <chart:title svg:x="0.451cm" svg:y="7.991cm" chart:style-name="ch6">
              <text:p>Sum of Relative Performance Difference</text:p>
            </chart:title>
            <chart:grid chart:style-name="ch7" chart:class="major"/>
          </chart:axis>
          <chart:series chart:style-name="ch8" chart:values-cell-range-address="Sheet1.H57:Sheet1.H60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vanilla</text:p>
                <draw:g>
                  <svg:desc>Sheet1.A57:Sheet1.A60</svg:desc>
                </draw:g>
              </table:table-cell>
              <table:table-cell office:value-type="float" office:value="0">
                <text:p>0</text:p>
                <draw:g>
                  <svg:desc>Sheet1.H57:Sheet1.H60</svg:desc>
                </draw:g>
              </table:table-cell>
            </table:table-row>
            <table:table-row>
              <table:table-cell office:value-type="string">
                <text:p>FaF</text:p>
              </table:table-cell>
              <table:table-cell office:value-type="float" office:value="3.96461231462739">
                <text:p>3.96461231462739</text:p>
              </table:table-cell>
            </table:table-row>
            <table:table-row>
              <table:table-cell office:value-type="string">
                <text:p>AoF3 – FaF</text:p>
              </table:table-cell>
              <table:table-cell office:value-type="float" office:value="-0.884432329525787">
                <text:p>-0.884432329525787</text:p>
              </table:table-cell>
            </table:table-row>
            <table:table-row>
              <table:table-cell office:value-type="string">
                <text:p>AoF3 + FaF</text:p>
              </table:table-cell>
              <table:table-cell office:value-type="float" office:value="2.73116377392078">
                <text:p>2.731163773920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